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568cm" table:align="left"/>
    </style:style>
    <style:style style:name="Table1.A" style:family="table-column">
      <style:table-column-properties style:column-width="1.695cm"/>
    </style:style>
    <style:style style:name="Table1.B" style:family="table-column">
      <style:table-column-properties style:column-width="5.83cm"/>
    </style:style>
    <style:style style:name="Table1.C" style:family="table-column">
      <style:table-column-properties style:column-width="6.04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541cm" table:align="left"/>
    </style:style>
    <style:style style:name="Table2.A" style:family="table-column">
      <style:table-column-properties style:column-width="2.342cm"/>
    </style:style>
    <style:style style:name="Table2.B" style:family="table-column">
      <style:table-column-properties style:column-width="9.19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5 — A Practical Weekly Diet Plan to Lower Blood Pressure</text:span></text:h>
      <text:h text:style-name="Heading_20_3" text:outline-level="3"><text:span text:style-name="Strong_20_Emphasis">Principles</text:span></text:h>
      <text:p text:style-name="Text_20_body">This plan is built on three scientific objectives:</text:p>
      <text:list text:style-name="L1">
        <text:list-item>
          <text:p text:style-name="P1"><text:span text:style-name="Strong_20_Emphasis">Reduce insulin spikes</text:span> → less sodium retention</text:p>
        </text:list-item>
        <text:list-item>
          <text:p text:style-name="P1"><text:span text:style-name="Strong_20_Emphasis">Increase potassium &amp; magnesium</text:span> → arteries relax</text:p>
        </text:list-item>
        <text:list-item>
          <text:p text:style-name="P1"><text:span text:style-name="Strong_20_Emphasis">Increase nitric oxide</text:span> → arteries dilate naturally</text:p>
        </text:list-item>
      </text:list>
      <text:p text:style-name="Text_20_body">If those three are achieved consistently, blood pressure drops in <text:span text:style-name="Strong_20_Emphasis">2–8 weeks</text:span> for most people (including many on medication).</text:p>
      <text:p text:style-name="Text_20_body">There is no moralising about food here. Just chemistry.</text:p>
      <text:p text:style-name="Horizontal_20_Line"/>
      <text:h text:style-name="Heading_20_2" text:outline-level="2"><text:span text:style-name="Strong_20_Emphasis">Daily Structure</text:span></text:h>
      <text:p text:style-name="Text_20_body">The plan uses a <text:span text:style-name="Strong_20_Emphasis">low-carb breakfast</text:span>, balanced lunch, and a lighter evening meal. This follows natural hormone and insulin rhythm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</text:p>
            </table:table-cell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Why</text:p>
            </table:table-cell>
          </table:table-row>
        </table:table-header-rows>
        <table:table-row>
          <table:table-cell table:style-name="Table1.A1" office:value-type="string">
            <text:p text:style-name="Table_20_Contents">Morning</text:p>
          </table:table-cell>
          <table:table-cell table:style-name="Table1.A1" office:value-type="string">
            <text:p text:style-name="Table_20_Contents">Low-carb, high protein</text:p>
          </table:table-cell>
          <table:table-cell table:style-name="Table1.A1" office:value-type="string">
            <text:p text:style-name="Table_20_Contents">Insulin stays low for the day</text:p>
          </table:table-cell>
        </table:table-row>
        <table:table-row>
          <table:table-cell table:style-name="Table1.A1" office:value-type="string">
            <text:p text:style-name="Table_20_Contents">Midday</text:p>
          </table:table-cell>
          <table:table-cell table:style-name="Table1.A1" office:value-type="string">
            <text:p text:style-name="Table_20_Contents">Main meal, most carbs</text:p>
          </table:table-cell>
          <table:table-cell table:style-name="Table1.A1" office:value-type="string">
            <text:p text:style-name="Table_20_Contents">Body handles carbs best at noon</text:p>
          </table:table-cell>
        </table:table-row>
        <table:table-row>
          <table:table-cell table:style-name="Table1.A1" office:value-type="string">
            <text:p text:style-name="Table_20_Contents">Evening</text:p>
          </table:table-cell>
          <table:table-cell table:style-name="Table1.A1" office:value-type="string">
            <text:p text:style-name="Table_20_Contents">Lighter, no sugar, minimal starch</text:p>
          </table:table-cell>
          <table:table-cell table:style-name="Table1.A1" office:value-type="string">
            <text:p text:style-name="Table_20_Contents">Better sleep + lower nighttime BP</text:p>
          </table:table-cell>
        </table:table-row>
        <table:table-row>
          <table:table-cell table:style-name="Table1.A1" office:value-type="string">
            <text:p text:style-name="Table_20_Contents">Anytime</text:p>
          </table:table-cell>
          <table:table-cell table:style-name="Table1.A1" office:value-type="string">
            <text:p text:style-name="Table_20_Contents">Hydration strategy</text:p>
          </table:table-cell>
          <table:table-cell table:style-name="Table1.A1" office:value-type="string">
            <text:p text:style-name="Table_20_Contents">Prevent RAAS activation</text:p>
          </table:table-cell>
        </table:table-row>
      </table:table>
      <text:p text:style-name="Horizontal_20_Line"/>
      <text:h text:style-name="Heading_20_2" text:outline-level="2"><text:span text:style-name="Strong_20_Emphasis">Breakfast Options (Low Carb, High Protein)</text:span></text:h>
      <text:p text:style-name="Text_20_body">Choose one each day:</text:p>
      <text:list text:style-name="L2">
        <text:list-item>
          <text:p text:style-name="P2">Eggs + spinach/tomato + cheese (optional)</text:p>
        </text:list-item>
        <text:list-item>
          <text:p text:style-name="P2">Full-fat yoghurt + nuts/seeds (no sugar)</text:p>
        </text:list-item>
        <text:list-item>
          <text:p text:style-name="P2">Sardines/boiled egg + avocado</text:p>
        </text:list-item>
        <text:list-item>
          <text:p text:style-name="P2">Cottage cheese + cucumber + olives</text:p>
        </text:list-item>
        <text:list-item>
          <text:p text:style-name="P2">Chicken leftovers + salad (unusual, but excellent)</text:p>
        </text:list-item>
        <text:list-item>
          <text:p text:style-name="P2">Protein shake (unsweetened) + nuts</text:p>
        </text:list-item>
      </text:list>
      <text:p text:style-name="Text_20_body"><text:span text:style-name="Strong_20_Emphasis">Avoid in the morning:</text:span></text:p>
      <text:list text:style-name="L3">
        <text:list-item>
          <text:p text:style-name="P3">bread</text:p>
        </text:list-item>
        <text:list-item>
          <text:p text:style-name="P3">cereal</text:p>
        </text:list-item>
        <text:list-item>
          <text:p text:style-name="P3"><text:soft-page-break/>oats with sugar or fruit</text:p>
        </text:list-item>
        <text:list-item>
          <text:p text:style-name="P3">fruit juice</text:p>
        </text:list-item>
        <text:list-item>
          <text:p text:style-name="P3">jam, muffins, porridge, rusks</text:p>
        </text:list-item>
      </text:list>
      <text:p text:style-name="Text_20_body">These cause insulin spikes, and insulin = sodium retention.</text:p>
      <text:p text:style-name="Horizontal_20_Line"/>
      <text:h text:style-name="Heading_20_2" text:outline-level="2"><text:span text:style-name="Strong_20_Emphasis">Lunch Options (Main Meal with Most Carbs)</text:span></text:h>
      <text:p text:style-name="Text_20_body">Combine:</text:p>
      <text:list text:style-name="L4">
        <text:list-item>
          <text:p text:style-name="P4"><text:span text:style-name="Strong_20_Emphasis">Protein</text:span>: chicken, beef, fish, lentils, eggs, paneer</text:p>
        </text:list-item>
        <text:list-item>
          <text:p text:style-name="P4"><text:span text:style-name="Strong_20_Emphasis">Starch</text:span> (optional but allowed): potatoes, rice, sweet potatoes, wholegrain pasta, maize meal (if not refined)</text:p>
        </text:list-item>
        <text:list-item>
          <text:p text:style-name="P4"><text:span text:style-name="Strong_20_Emphasis">Vegetables</text:span>: at least two types, one green leafy if possible</text:p>
        </text:list-item>
      </text:list>
      <text:p text:style-name="Text_20_body">Good examples:</text:p>
      <text:list text:style-name="L5">
        <text:list-item>
          <text:p text:style-name="P5">Chicken + sweet potato + green beans</text:p>
        </text:list-item>
        <text:list-item>
          <text:p text:style-name="P5">Beef stew + rice + cabbage</text:p>
        </text:list-item>
        <text:list-item>
          <text:p text:style-name="P5">Grilled fish + potato + spinach</text:p>
        </text:list-item>
        <text:list-item>
          <text:p text:style-name="P5">Lentil curry + brown rice + salad</text:p>
        </text:list-item>
      </text:list>
      <text:p text:style-name="Text_20_body"><text:span text:style-name="Strong_20_Emphasis">Avoid paired with heavy desserts or sugary drinks.</text:span></text:p>
      <text:p text:style-name="Text_20_body">Lunch is the <text:span text:style-name="Strong_20_Emphasis">best time of day</text:span> to eat your starches.</text:p>
      <text:p text:style-name="Horizontal_20_Line"/>
      <text:h text:style-name="Heading_20_2" text:outline-level="2"><text:span text:style-name="Strong_20_Emphasis">Evening Options (Light Meal, Not Heavy on Starch)</text:span></text:h>
      <text:p text:style-name="Text_20_body">Good options:</text:p>
      <text:list text:style-name="L6">
        <text:list-item>
          <text:p text:style-name="P6">Vegetable soup + meat or beans</text:p>
        </text:list-item>
        <text:list-item>
          <text:p text:style-name="P6">Stir-fried greens + eggs or chicken</text:p>
        </text:list-item>
        <text:list-item>
          <text:p text:style-name="P6">Salad + tuna + olive oil</text:p>
        </text:list-item>
        <text:list-item>
          <text:p text:style-name="P6">Butternut + spinach + fish</text:p>
        </text:list-item>
        <text:list-item>
          <text:p text:style-name="P6">A smaller portion of lunch leftovers</text:p>
        </text:list-item>
      </text:list>
      <text:p text:style-name="Text_20_body"><text:span text:style-name="Strong_20_Emphasis">Avoid:</text:span></text:p>
      <text:list text:style-name="L7">
        <text:list-item>
          <text:p text:style-name="P7">chocolate, biscuits, cakes</text:p>
        </text:list-item>
        <text:list-item>
          <text:p text:style-name="P7">sugary yogurt</text:p>
        </text:list-item>
        <text:list-item>
          <text:p text:style-name="P7">large starch portions</text:p>
        </text:list-item>
      </text:list>
      <text:p text:style-name="Text_20_body">Evening insulin spikes worsen sleep and drive nighttime BP higher.</text:p>
      <text:p text:style-name="Horizontal_20_Line"><text:soft-page-break/></text:p>
      <text:h text:style-name="Heading_20_2" text:outline-level="2"><text:span text:style-name="Strong_20_Emphasis">Snacks (If Needed)</text:span></text:h>
      <text:p text:style-name="Text_20_body">Choose from:</text:p>
      <text:list text:style-name="L8">
        <text:list-item>
          <text:p text:style-name="P8">nuts (small handful)</text:p>
        </text:list-item>
        <text:list-item>
          <text:p text:style-name="P8">olives</text:p>
        </text:list-item>
        <text:list-item>
          <text:p text:style-name="P8">biltong (not too salty)</text:p>
        </text:list-item>
        <text:list-item>
          <text:p text:style-name="P8">boiled egg</text:p>
        </text:list-item>
        <text:list-item>
          <text:p text:style-name="P8">apple + nuts together (never fruit alone)</text:p>
        </text:list-item>
      </text:list>
      <text:p text:style-name="Text_20_body">Fruit alone = sugar spike. Fruit + fat/protein = stable.</text:p>
      <text:p text:style-name="Horizontal_20_Line"/>
      <text:h text:style-name="Heading_20_2" text:outline-level="2"><text:span text:style-name="Strong_20_Emphasis">Hydration Strategy</text:span></text:h>
      <text:p text:style-name="Text_20_body">To avoid RAAS activation:</text:p>
      <text:list text:style-name="L9">
        <text:list-item>
          <text:p text:style-name="P9">Drink water <text:span text:style-name="Strong_20_Emphasis">even if not thirsty</text:span>, but not obsessively.</text:p>
        </text:list-item>
        <text:list-item>
          <text:p text:style-name="P9">Tea and coffee are fine (not sugary).</text:p>
        </text:list-item>
        <text:list-item>
          <text:p text:style-name="P9">Add <text:span text:style-name="Strong_20_Emphasis">¼ teaspoon salt + lemon</text:span> to water if sweating heavily or doing physical work (prevents pressure swings).</text:p>
        </text:list-item>
        <text:list-item>
          <text:p text:style-name="P9">Avoid constantly drinking energy drinks or sugary beverages — they spike insulin and adrenaline.</text:p>
        </text:list-item>
      </text:list>
      <text:p text:style-name="Text_20_body"><text:span text:style-name="Strong_20_Emphasis">Hydration isn’t about volume. It’s about preventing hormone activation.</text:span></text:p>
      <text:p text:style-name="Horizontal_20_Line"/>
      <text:h text:style-name="Heading_20_2" text:outline-level="2"><text:span text:style-name="Strong_20_Emphasis">Foods That Lower Blood Pressure Most Effectively</text:span></text:h>
      <text:p text:style-name="Text_20_body">These are high in potassium, magnesium, and nitric oxide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tegory</text:p>
            </table:table-cell>
            <table:table-cell table:style-name="Table2.A1" office:value-type="string">
              <text:p text:style-name="Table_20_Heading">Food Examples</text:p>
            </table:table-cell>
          </table:table-row>
        </table:table-header-rows>
        <table:table-row>
          <table:table-cell table:style-name="Table2.A1" office:value-type="string">
            <text:p text:style-name="Table_20_Contents">Potassium</text:p>
          </table:table-cell>
          <table:table-cell table:style-name="Table2.A1" office:value-type="string">
            <text:p text:style-name="Table_20_Contents">leafy greens, avocado, banana, potatoes, beans</text:p>
          </table:table-cell>
        </table:table-row>
        <table:table-row>
          <table:table-cell table:style-name="Table2.A1" office:value-type="string">
            <text:p text:style-name="Table_20_Contents">Magnesium</text:p>
          </table:table-cell>
          <table:table-cell table:style-name="Table2.A1" office:value-type="string">
            <text:p text:style-name="Table_20_Contents">nuts, seeds, spinach, pumpkin seeds, beans</text:p>
          </table:table-cell>
        </table:table-row>
        <table:table-row>
          <table:table-cell table:style-name="Table2.A1" office:value-type="string">
            <text:p text:style-name="Table_20_Contents">Nitric Oxide</text:p>
          </table:table-cell>
          <table:table-cell table:style-name="Table2.A1" office:value-type="string">
            <text:p text:style-name="Table_20_Contents">beetroot, spinach, rocket, garlic, cocoa, pomegranate</text:p>
          </table:table-cell>
        </table:table-row>
      </table:table>
      <text:p text:style-name="Text_20_body"><text:span text:style-name="Strong_20_Emphasis">Beetroot three times a week</text:span> has a measurable effect.</text:p>
      <text:p text:style-name="Text_20_body"><text:span text:style-name="Strong_20_Emphasis">Spinach daily</text:span> is ideal but not required.</text:p>
      <text:p text:style-name="Horizontal_20_Line"/>
      <text:h text:style-name="Heading_20_2" text:outline-level="2"><text:span text:style-name="Strong_20_Emphasis">Weekly Checklist</text:span></text:h>
      <text:p text:style-name="Text_20_body">Try to hit these numbers:</text:p>
      <text:list text:style-name="L10">
        <text:list-item>
          <text:p text:style-name="P10"><text:soft-page-break/><text:span text:style-name="Strong_20_Emphasis">4+ spinach/leafy meals</text:span></text:p>
        </text:list-item>
        <text:list-item>
          <text:p text:style-name="P10"><text:span text:style-name="Strong_20_Emphasis">3 beetroot servings</text:span></text:p>
        </text:list-item>
        <text:list-item>
          <text:p text:style-name="P10"><text:span text:style-name="Strong_20_Emphasis">3 fatty fish meals</text:span> (or sardines/tuna)</text:p>
        </text:list-item>
        <text:list-item>
          <text:p text:style-name="P10"><text:span text:style-name="Strong_20_Emphasis">handsized portion of nuts/seeds daily</text:span></text:p>
        </text:list-item>
        <text:list-item>
          <text:p text:style-name="P10"><text:span text:style-name="Strong_20_Emphasis">no sugar after 7 PM</text:span></text:p>
        </text:list-item>
        <text:list-item>
          <text:p text:style-name="P10"><text:span text:style-name="Strong_20_Emphasis">starch mainly at lunch</text:span></text:p>
        </text:list-item>
      </text:list>
      <text:p text:style-name="Text_20_body">This can be done cheaply and simply.</text:p>
      <text:p text:style-name="Horizontal_20_Line"/>
      <text:h text:style-name="Heading_20_2" text:outline-level="2"><text:span text:style-name="Strong_20_Emphasis">What You Don’t Need to Do</text:span></text:h>
      <text:p text:style-name="Text_20_body">You do <text:span text:style-name="Strong_20_Emphasis">not</text:span> need to:</text:p>
      <text:list text:style-name="L11">
        <text:list-item>
          <text:p text:style-name="P11">count calories</text:p>
        </text:list-item>
        <text:list-item>
          <text:p text:style-name="P11">eat bland food</text:p>
        </text:list-item>
        <text:list-item>
          <text:p text:style-name="P11">buy supplements</text:p>
        </text:list-item>
        <text:list-item>
          <text:p text:style-name="P11">go vegetarian</text:p>
        </text:list-item>
        <text:list-item>
          <text:p text:style-name="P11">cut out all salt</text:p>
        </text:list-item>
      </text:list>
      <text:p text:style-name="Text_20_body">Just follow the structure.</text:p>
      <text:p text:style-name="Horizontal_20_Line"/>
      <text:h text:style-name="Heading_20_3" text:outline-level="3"><text:span text:style-name="Strong_20_Emphasis">End of Chapter 5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09:22.225088353</meta:creation-date>
    <dc:date>2025-11-26T14:09:56.746132493</dc:date>
    <meta:editing-duration>PT35S</meta:editing-duration>
    <meta:editing-cycles>1</meta:editing-cycles>
    <meta:document-statistic meta:table-count="2" meta:image-count="0" meta:object-count="0" meta:page-count="4" meta:paragraph-count="109" meta:word-count="621" meta:character-count="3560" meta:non-whitespace-character-count="3096"/>
    <meta:generator>LibreOffice/24.2.7.2$Linux_X86_64 LibreOffice_project/420$Build-2</meta:generator>
  </office:meta>
</office:document-meta>
</file>